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901e" officeooo:paragraph-rsid="0003901e" style:font-size-asian="14pt" style:font-size-complex="14pt"/>
    </style:style>
    <style:style style:name="P2" style:family="paragraph" style:parent-style-name="Standard">
      <style:paragraph-properties fo:text-align="center" style:justify-single-word="false"/>
      <style:text-properties fo:font-size="16pt" officeooo:rsid="0003901e" officeooo:paragraph-rsid="0003901e" style:font-size-asian="16pt" style:font-size-complex="16pt"/>
    </style:style>
    <style:style style:name="P3" style:family="paragraph" style:parent-style-name="Standard">
      <style:paragraph-properties fo:text-align="start" style:justify-single-word="false"/>
      <style:text-properties fo:font-size="13pt" officeooo:rsid="0003901e" officeooo:paragraph-rsid="0003901e"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x and C Programming Assignment 2 Report</text:p>
      <text:p text:style-name="P1">Emmanuel Bwalya Kapela, 20173115</text:p>
      <text:p text:style-name="P1"/>
      <text:p text:style-name="P1"/>
      <text:p text:style-name="P3">Assignment 2 of Unix and C Programming, required students to further develop the work they did in the first assignment, by implementing most importantly, a generic linked list to store the information of the snake. Students were required to read in a file which contained information about the snakes location and char value for it’s body. Using values from this file, students would insert them into the generic linked list and further use these values to print the snake inside the playable map area.</text:p>
      <text:p text:style-name="P3"/>
      <text:p text:style-name="P3">I wasn’t able to fully complete the assignment, as I only finished at the linked list aspect of the assignment. I was able to read a file and retrieve the values, as well as appending these values to a generic linked list I developed. This is evident with my print function for the linked list. All the other features of this assignment, snake growth, food incrementing, wasn’t attempted due to variables out of my control, but I feel as though I attempted this assignment to the best of my ability and hope I can still score marks for the implementations I did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1T15:53:15.745326527</meta:creation-date>
    <dc:date>2022-05-21T16:03:58.898085627</dc:date>
    <meta:editing-duration>PT33S</meta:editing-duration>
    <meta:editing-cycles>1</meta:editing-cycles>
    <meta:document-statistic meta:table-count="0" meta:image-count="0" meta:object-count="0" meta:page-count="1" meta:paragraph-count="4" meta:word-count="198" meta:character-count="1147" meta:non-whitespace-character-count="953"/>
    <meta:generator>LibreOffice/6.0.7.3$Linux_X86_64 LibreOffice_project/00m0$Build-3</meta:generator>
  </office:meta>
</office:document-meta>
</file>